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Mono" svg:font-family="'Droid Sans Mono', monospace, monospac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style:text-underline-style="solid" style:text-underline-width="auto" style:text-underline-color="font-color"/>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text-align="justify" style:justify-single-word="false"/>
      <style:text-properties officeooo:paragraph-rsid="000a7081"/>
    </style:style>
    <style:style style:name="P6" style:family="paragraph" style:parent-style-name="Preformatted_20_Text">
      <style:paragraph-properties fo:text-align="justify" style:justify-single-word="false"/>
      <style:text-properties officeooo:paragraph-rsid="000c7760"/>
    </style:style>
    <style:style style:name="P7" style:family="paragraph" style:parent-style-name="Preformatted_20_Text">
      <style:text-properties officeooo:paragraph-rsid="0008dcc9"/>
    </style:style>
    <style:style style:name="P8" style:family="paragraph" style:parent-style-name="Preformatted_20_Text">
      <style:text-properties officeooo:paragraph-rsid="000a7081"/>
    </style:style>
    <style:style style:name="P9" style:family="paragraph" style:parent-style-name="Preformatted_20_Text">
      <style:text-properties style:text-underline-style="solid" style:text-underline-width="auto" style:text-underline-color="font-color" officeooo:paragraph-rsid="000a7081"/>
    </style:style>
    <style:style style:name="P10" style:family="paragraph" style:parent-style-name="Preformatted_20_Text">
      <style:text-properties officeooo:paragraph-rsid="000d49a9"/>
    </style:style>
    <style:style style:name="P11" style:family="paragraph" style:parent-style-name="Preformatted_20_Text">
      <style:paragraph-properties fo:text-align="start" style:justify-single-word="false"/>
      <style:text-properties officeooo:paragraph-rsid="000d49a9"/>
    </style:style>
    <style:style style:name="P12" style:family="paragraph" style:parent-style-name="Preformatted_20_Text">
      <style:paragraph-properties fo:text-align="justify" style:justify-single-word="false"/>
      <style:text-properties officeooo:paragraph-rsid="000d49a9"/>
    </style:style>
    <style:style style:name="P13" style:family="paragraph" style:parent-style-name="Preformatted_20_Text">
      <style:paragraph-properties fo:text-align="justify" style:justify-single-word="false"/>
    </style:style>
    <style:style style:name="P14" style:family="paragraph" style:parent-style-name="Preformatted_20_Text">
      <style:paragraph-properties fo:text-align="justify" style:justify-single-word="false"/>
      <style:text-properties officeooo:paragraph-rsid="000e99dc"/>
    </style:style>
    <style:style style:name="P15" style:family="paragraph" style:parent-style-name="Preformatted_20_Text">
      <style:paragraph-properties fo:text-align="justify" style:justify-single-word="false"/>
      <style:text-properties officeooo:paragraph-rsid="001041c5"/>
    </style:style>
    <style:style style:name="P16" style:family="paragraph" style:parent-style-name="Preformatted_20_Text">
      <style:paragraph-properties fo:text-align="justify" style:justify-single-word="false"/>
      <style:text-properties officeooo:paragraph-rsid="000a7081"/>
    </style:style>
    <style:style style:name="P17" style:family="paragraph" style:parent-style-name="Preformatted_20_Text">
      <style:paragraph-properties fo:text-align="justify" style:justify-single-word="false"/>
      <style:text-properties officeooo:paragraph-rsid="0010ed9a"/>
    </style:style>
    <style:style style:name="P18" style:family="paragraph" style:parent-style-name="Preformatted_20_Text">
      <style:paragraph-properties fo:text-align="justify" style:justify-single-word="false"/>
      <style:text-properties officeooo:paragraph-rsid="00126376"/>
    </style:style>
    <style:style style:name="P19" style:family="paragraph" style:parent-style-name="Preformatted_20_Text">
      <style:paragraph-properties fo:text-align="justify" style:justify-single-word="false"/>
      <style:text-properties fo:font-weight="bold" officeooo:paragraph-rsid="000e99dc" style:font-weight-asian="bold" style:font-weight-complex="bold"/>
    </style:style>
    <style:style style:name="P20" style:family="paragraph" style:parent-style-name="Preformatted_20_Text">
      <style:text-properties fo:font-weight="bold" officeooo:paragraph-rsid="000d49a9" style:font-weight-asian="bold" style:font-weight-complex="bold"/>
    </style:style>
    <style:style style:name="P21" style:family="paragraph" style:parent-style-name="Preformatted_20_Text">
      <style:paragraph-properties fo:text-align="justify" style:justify-single-word="false"/>
      <style:text-properties fo:font-weight="bold" officeooo:rsid="000e99dc" officeooo:paragraph-rsid="000e99dc" style:font-weight-asian="bold" style:font-weight-complex="bold"/>
    </style:style>
    <style:style style:name="P22" style:family="paragraph" style:parent-style-name="Preformatted_20_Text">
      <style:paragraph-properties fo:text-align="justify" style:justify-single-word="false"/>
      <style:text-properties fo:font-weight="bold" officeooo:rsid="001041c5" officeooo:paragraph-rsid="001041c5" style:font-weight-asian="bold" style:font-weight-complex="bold"/>
    </style:style>
    <style:style style:name="P23" style:family="paragraph" style:parent-style-name="Preformatted_20_Text">
      <style:text-properties fo:font-weight="bold" officeooo:paragraph-rsid="000a7081" style:font-weight-asian="bold" style:font-weight-complex="bold"/>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paragraph-properties fo:text-align="justify" style:justify-single-word="false"/>
      <style:text-properties officeooo:rsid="0010ed9a" officeooo:paragraph-rsid="0010ed9a"/>
    </style:style>
    <style:style style:name="P26" style:family="paragraph" style:parent-style-name="Preformatted_20_Text">
      <style:text-properties officeooo:paragraph-rsid="00154ebf"/>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0d49a9" style:font-weight-asian="bold" style:font-weight-complex="bold"/>
    </style:style>
    <style:style style:name="T4" style:family="text">
      <style:text-properties fo:font-weight="bold" officeooo:rsid="000e99dc" style:font-weight-asian="bold" style:font-weight-complex="bold"/>
    </style:style>
    <style:style style:name="T5" style:family="text">
      <style:text-properties fo:font-weight="bold" officeooo:rsid="001041c5" style:font-weight-asian="bold" style:font-weight-complex="bold"/>
    </style:style>
    <style:style style:name="T6" style:family="text">
      <style:text-properties fo:font-weight="bold" officeooo:rsid="0010ed9a" style:font-weight-asian="bold" style:font-weight-complex="bold"/>
    </style:style>
    <style:style style:name="T7" style:family="text">
      <style:text-properties fo:font-weight="bold" officeooo:rsid="00126376" style:font-weight-asian="bold" style:font-weight-complex="bold"/>
    </style:style>
    <style:style style:name="T8" style:family="text">
      <style:text-properties fo:font-weight="bold" officeooo:rsid="00154eb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b7e0b" style:font-style-asian="italic" style:font-style-complex="italic"/>
    </style:style>
    <style:style style:name="T11" style:family="text">
      <style:text-properties fo:font-style="italic" officeooo:rsid="000a7081" style:font-style-asian="italic" style:font-style-complex="italic"/>
    </style:style>
    <style:style style:name="T12" style:family="text">
      <style:text-properties officeooo:rsid="0008dcc9"/>
    </style:style>
    <style:style style:name="T13" style:family="text">
      <style:text-properties officeooo:rsid="000a7081"/>
    </style:style>
    <style:style style:name="T14" style:family="text">
      <style:text-properties officeooo:rsid="000c7760"/>
    </style:style>
    <style:style style:name="T15" style:family="text">
      <style:text-properties officeooo:rsid="000d49a9"/>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d49a9" style:font-name-asian="NSimSun" style:font-size-asian="10pt" style:font-name-complex="Liberation Mono" style:font-size-complex="10pt"/>
    </style:style>
    <style:style style:name="T18" style:family="text">
      <style:text-properties style:font-name="Liberation Mono" fo:font-size="10pt" officeooo:rsid="00126376" style:font-name-asian="NSimSun" style:font-size-asian="10pt" style:font-name-complex="Liberation Mono" style:font-size-complex="10pt"/>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49a9"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e99dc"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1041c5"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10ed9a"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126376"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154ebf" style:font-name-asian="NSimSun" style:font-size-asian="10pt" style:font-weight-asian="bold" style:font-name-complex="Liberation Mono" style:font-size-complex="10pt" style:font-weight-complex="bold"/>
    </style:style>
    <style:style style:name="T26" style:family="text">
      <style:text-properties officeooo:rsid="000e99dc"/>
    </style:style>
    <style:style style:name="T27" style:family="text">
      <style:text-properties officeooo:rsid="001041c5"/>
    </style:style>
    <style:style style:name="T28" style:family="text">
      <style:text-properties officeooo:rsid="0010ed9a"/>
    </style:style>
    <style:style style:name="T29" style:family="text">
      <style:text-properties officeooo:rsid="00126376"/>
    </style:style>
    <style:style style:name="T30" style:family="text">
      <style:text-properties officeooo:rsid="00154e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Simulation Exercises for Operating Systems </text:span></text:p>
      <text:p text:style-name="P1">Shivakant Mishra </text:p>
      <text:p text:style-name="P1"/>
      <text:p text:style-name="P2">Simulation Exercise 1: Process Management Simulation </text:p>
      <text:p text:style-name="Preformatted_20_Text"/>
      <text:p text:style-name="P4"><text:span text:style-name="T2">Goal</text:span>: To simulate five process management functions: process creation, replacing the current process image with a new process image, process state transition, process scheduling, and context switching. </text:p>
      <text:p text:style-name="Preformatted_20_Text"/>
      <text:p text:style-name="Preformatted_20_Text">You will use Linux system calls such as fork(), wait(), pipe(),and sleep(). Read man pages of these system calls for details. </text:p>
      <text:p text:style-name="Preformatted_20_Text"/>
      <text:p text:style-name="P4">This simulation exercise consists of three types of Linux processes: commander, process manager, and reporter. There 1s one commander process (this is the process that starts your simulation), one process manager process that is created by the commander process, and a number of reporter processes that get created by the process manager, as needed. </text:p>
      <text:p text:style-name="Preformatted_20_Text"/>
      <text:p text:style-name="P3">Commander Process</text:p>
      <text:p text:style-name="P3"/>
      <text:p text:style-name="P4">The commander process first creates a pipe and then a process manager process. It then repeatedly reads commands (one command per second) from the standard input and passes them to the process manager process via the pipe. There are four types of commands: <text:span text:style-name="T3">(main: 638-659: crean el pipe, luego el comander process redirige la entrada del stdin al pipe(336-346) y el process manager process pone su archivo de lectura como el de la lectura del pipe, es decir lo que lea el commander process lo enviar</text:span><text:span text:style-name="T20">á por un pipe al process manager process</text:span><text:span text:style-name="T3">)</text:span></text:p>
      <text:p text:style-name="P2"/>
      <text:p text:style-name="P26">1. <text:span text:style-name="T2">Q</text:span>: End of one unit of time. <text:span text:style-name="T30">(</text:span><text:span text:style-name="T5">processManagerProcess </text:span><text:span text:style-name="T8">l</text:span><text:span text:style-name="T25">íneas: </text:span><text:span text:style-name="T23">447-57</text:span><text:span text:style-name="T25">1</text:span><text:span text:style-name="T30">) </text:span></text:p>
      <text:p text:style-name="P26">2. <text:span text:style-name="T2">U</text:span>: Unblock the first simulated process in blocked queue. <text:span text:style-name="T30">(</text:span><text:span text:style-name="T5">processManagerProcess </text:span><text:span text:style-name="T8">l</text:span><text:span text:style-name="T25">íneas: 572-581</text:span><text:span text:style-name="T30">)</text:span></text:p>
      <text:p text:style-name="P26">3. <text:span text:style-name="T2">P</text:span>: Print the current state of the system. <text:span text:style-name="T30">(</text:span><text:span text:style-name="T5">processManagerProcess </text:span><text:span text:style-name="T8">l</text:span><text:span text:style-name="T25">íneas: 582</text:span><text:span text:style-name="T23">-</text:span><text:span text:style-name="T25">596)</text:span></text:p>
      <text:p text:style-name="P26">4. <text:span text:style-name="T2">T</text:span>: Print the average turnaround time, and terminate the system. <text:span text:style-name="T30">(</text:span><text:span text:style-name="T5">processManagerProcess </text:span><text:span text:style-name="T8">l</text:span><text:span text:style-name="T25">íneas: 608-625)</text:span></text:p>
      <text:p text:style-name="Preformatted_20_Text"/>
      <text:p text:style-name="P26">Command <text:span text:style-name="T2">T</text:span> appears exactly once, being the last command. (<text:span text:style-name="T3">processManagerProcess: </text:span><text:span text:style-name="T8">l</text:span><text:span text:style-name="T25">íneas 607-626, se imprime el reporte y la función da return</text:span>)</text:p>
      <text:p text:style-name="Preformatted_20_Text"/>
      <text:p text:style-name="Preformatted_20_Text"><text:span text:style-name="T1">Simulated Process</text:span> </text:p>
      <text:p text:style-name="Preformatted_20_Text"/>
      <text:p text:style-name="Preformatted_20_Text">Process management simulation manages the execution of simulated processes. Each </text:p>
      <text:p text:style-name="P4">simulated process is comprised of a program that manipulates (sets/updates) the value of a single integer variable. Thus the state of a simulated process at any instant <text:span text:style-name="T14">i</text:span>s comprised of the value of its integer variable and the value of its program counter. A simulated process’ program consists of a sequence of instructions. There are seven types of instructions as follows: </text:p>
      <text:p text:style-name="Preformatted_20_Text"/>
      <text:p text:style-name="Preformatted_20_Text">1. <text:span text:style-name="T2">S </text:span><text:span text:style-name="T9">n</text:span>: Set the value of the integer variable to <text:span text:style-name="T9">n</text:span>, where <text:span text:style-name="T9">n</text:span> is an integer.<text:span text:style-name="T3">(processManagerProcess 468-472)</text:span><text:span text:style-name="T2"> </text:span></text:p>
      <text:p text:style-name="Preformatted_20_Text">2. <text:span text:style-name="T2">A </text:span><text:span text:style-name="T9">n</text:span>: Add <text:span text:style-name="T9">n</text:span> to the value of the integer variable, where <text:span text:style-name="T9">n</text:span> is an integer. </text:p>
      <text:p text:style-name="P20"><text:span text:style-name="T15">(processManagerProcess 473-477)</text:span></text:p>
      <text:p text:style-name="P11">3. <text:span text:style-name="T2">D </text:span><text:span text:style-name="T9">n</text:span>: Subtract <text:span text:style-name="T9">n</text:span> from the value of the integer variable, where <text:span text:style-name="T9">n</text:span> is an integer.<text:span text:style-name="T3">(processManagerProcess 479-482)</text:span></text:p>
      <text:p text:style-name="P10">4. <text:span text:style-name="T2">B</text:span>: Block this simulated process. <text:span text:style-name="T15">(processManagerProcess 483-489)</text:span></text:p>
      <text:p text:style-name="P10">5. <text:span text:style-name="T2">E</text:span>: Terminate this simulated process. <text:span text:style-name="T3">(processManagerProcess 491-495)</text:span></text:p>
      <text:p text:style-name="P12">6. <text:span text:style-name="T2">F</text:span> <text:span text:style-name="T9">n</text:span>: Create a new simulated process. The new (simulated) process is an exact copy of the parent (simulated) process. The new (simulated) process executes from the instruction immediately after this (<text:span text:style-name="T2">F</text:span>) instruction, while the parent (simulated) process continues its execution <text:span text:style-name="T10">n</text:span> instructions after the next instruction. <text:span text:style-name="T3">(processManagerProcess 498-506</text:span><text:span text:style-name="T20">, </text:span><text:span text:style-name="T21">se copian los datos del proceso actual en cpu y se los asigna al nuevo proceso con dup_proc</text:span><text:span text:style-name="T20">)</text:span></text:p>
      <text:p text:style-name="P14">7. <text:span text:style-name="T2">R</text:span> <text:span text:style-name="T9">filename</text:span>: Replace the program of the simulated process with the program in the file filename, and set program counter to the first instruction of this new <text:soft-page-break/>program. <text:span text:style-name="T3">(processManagerProcess </text:span><text:span text:style-name="T4">508</text:span><text:span text:style-name="T3">-5</text:span><text:span text:style-name="T4">13</text:span><text:span text:style-name="T3">, cabe destacar que ac</text:span><text:span text:style-name="T20">á hay un error ya que no se asigna el tempname al nombre del proceso </text:span><text:span text:style-name="T21">actual de la cpu</text:span><text:span text:style-name="T20"> en la pctable, por eso es que un hijo no puede realizar otro fork y da error, la línea que falta es:</text:span></text:p>
      <text:p text:style-name="P19"><text:span text:style-name="T17">strcpy(pcTable[cpu.pid].fname,temp_fname</text:span><text:span text:style-name="T15">);esto va antes de cerrar el </text:span><text:span text:style-name="T17">ámbito con }, en la última línea)</text:span></text:p>
      <text:p text:style-name="Preformatted_20_Text"/>
      <text:p text:style-name="Preformatted_20_Text">An example of a program for a simulated is as follows: </text:p>
      <text:p text:style-name="Preformatted_20_Text"/>
      <text:p text:style-name="Preformatted_20_Text"><text:tab/><text:tab/><text:span text:style-name="T12">S </text:span>1000 </text:p>
      <text:p text:style-name="Preformatted_20_Text"><text:tab/><text:tab/><text:span text:style-name="T12">A </text:span>19 </text:p>
      <text:p text:style-name="Preformatted_20_Text"><text:tab/><text:tab/><text:span text:style-name="T12">A </text:span>20 </text:p>
      <text:p text:style-name="Preformatted_20_Text"><text:tab/><text:tab/><text:span text:style-name="T12">D </text:span>53 </text:p>
      <text:p text:style-name="Preformatted_20_Text"><text:tab/><text:tab/><text:span text:style-name="T12">A </text:span>55 </text:p>
      <text:p text:style-name="Preformatted_20_Text"><text:tab/><text:tab/><text:span text:style-name="T12">F </text:span>1 </text:p>
      <text:p text:style-name="Preformatted_20_Text"><text:span text:style-name="T12"><text:tab/><text:tab/>R </text:span>file a </text:p>
      <text:p text:style-name="Preformatted_20_Text"><text:span text:style-name="T12"><text:tab/><text:tab/>F </text:span>1 </text:p>
      <text:p text:style-name="Preformatted_20_Text"><text:span text:style-name="T12"><text:tab/><text:tab/>R </text:span>file b </text:p>
      <text:p text:style-name="Preformatted_20_Text"><text:span text:style-name="T12"><text:tab/><text:tab/>F </text:span>1 </text:p>
      <text:p text:style-name="Preformatted_20_Text"><text:span text:style-name="T12"><text:tab/><text:tab/>R </text:span>file c </text:p>
      <text:p text:style-name="Preformatted_20_Text"><text:span text:style-name="T12"><text:tab/><text:tab/>F </text:span>1 </text:p>
      <text:p text:style-name="Preformatted_20_Text"><text:span text:style-name="T12"><text:tab/><text:tab/>R </text:span>file d </text:p>
      <text:p text:style-name="Preformatted_20_Text"><text:span text:style-name="T12"><text:tab/><text:tab/>F </text:span>1 </text:p>
      <text:p text:style-name="Preformatted_20_Text"><text:span text:style-name="T12"><text:tab/><text:tab/>R </text:span>file e </text:p>
      <text:p text:style-name="Preformatted_20_Text"/>
      <text:p text:style-name="Preformatted_20_Text">You may store the program of a simulated process in an array, with one array entry for each instruction. </text:p>
      <text:p text:style-name="Preformatted_20_Text"/>
      <text:p text:style-name="Preformatted_20_Text"><text:span text:style-name="T1">Process Manager Process</text:span> </text:p>
      <text:p text:style-name="Preformatted_20_Text"/>
      <text:p text:style-name="P14">The process manager process simulates five process management functions: creation of new (simulated) processes, replacing the current process image of a simulated process with a new process image, management of process state transitions, process scheduling, and context switching. In addition, 1t spawns a reporter process whenever it needs to print out the state of the system. <text:span text:style-name="T4">(</text:span></text:p>
      <text:p text:style-name="P21">Creacion de nuevo proceso: usa la funci<text:span text:style-name="T16">ón create_proc</text:span></text:p>
      <text:p text:style-name="P21"><text:span text:style-name="T16">Reemplazar imagen de un proceso con la imagen de otro: linea 510-513</text:span></text:p>
      <text:p text:style-name="P21"><text:span text:style-name="T16">Manejar transición de estados: de la línea 468-519 según cada caso se encola y desencola en las colas de ready, blocked y running</text:span></text:p>
      <text:p text:style-name="P21"><text:span text:style-name="T16">Planificación de procesos: linea 522-628, se copian datos del proceso a la cpu y la cpu al proceso desencolado dependiendo si se encuentran procesos en running, si hubo algún desbloqueo, si se excedió el tiempo del quantum, etc.</text:span></text:p>
      <text:p text:style-name="P19"><text:span text:style-name="T26">)</text:span></text:p>
      <text:p text:style-name="Preformatted_20_Text"/>
      <text:p text:style-name="P4">The process manager creates the first simulated process (process id = 0). Program for this <text:s/>process is read from a file (filename: <text:span text:style-name="T9">init</text:span>). This is the only simulated process created by the process manager on its own. All other simulated processes are created 1n response to the execution of the <text:span text:style-name="T2">F</text:span> instruction.<text:span text:style-name="T4">(l</text:span><text:span text:style-name="T21">ínea 425-440, y los forks en la línea <text:s/>498-507)</text:span><text:span text:style-name="T2"> </text:span></text:p>
      <text:p text:style-name="Preformatted_20_Text"><text:s text:c="2"/></text:p>
      <text:p text:style-name="P7"><text:span text:style-name="T1">Process manager: Data structures</text:span> </text:p>
      <text:p text:style-name="P8"/>
      <text:p text:style-name="P5">The process manager maintains six data structures: <text:span text:style-name="T9">Time</text:span>, <text:span text:style-name="T9">Cpu</text:span>, <text:span text:style-name="T9">PcbTable</text:span>, <text:span text:style-name="T9">ReadyState</text:span>, <text:span text:style-name="T9">BlockedState</text:span>, and <text:span text:style-name="T9">RunningState</text:span>. <text:span text:style-name="T9">Time</text:span> is an integer variable initialized to zero. <text:span text:style-name="T9">Cpu</text:span> is used to simulate the execution of a simulated process that is in running state. It should include data members to store a pointer to the program array, current program counter value, integer value, and time slice of that simulated process. In addition, it should store <text:s/>the number of time units used so far in the current time slice. <text:span text:style-name="T4">(declaraci</text:span><text:span text:style-name="T21">ón de variables: </text:span><text:span text:style-name="T4">l</text:span><text:span text:style-name="T21">íneas: 400-416, las estructuras se encuentran </text:span><text:span text:style-name="T22">12-75</text:span><text:span text:style-name="T4">)</text:span></text:p>
      <text:p text:style-name="P8"/>
      <text:p text:style-name="P5"><text:span text:style-name="T9">PcbTable</text:span> is an array with one entry for every simulated process that hasn't finished its execution yet. Each entry should include data members to store process id, parent process id, a pointer to program counter value (initially 0), <text:soft-page-break/>integer value, priority, state, start time, and CPU time used so far. <text:span text:style-name="T5">(processManagerProcess: l</text:span><text:span text:style-name="T22">íneas 412-433</text:span><text:span text:style-name="T5">)</text:span></text:p>
      <text:p text:style-name="P23"/>
      <text:p text:style-name="P15"><text:span text:style-name="T9">ReadyState</text:span> stores all simulated processes (<text:span text:style-name="T9">PcbTable</text:span> indices) that are ready to run. This can be implemented using a queue or priority queue data structure.<text:span text:style-name="T27">(processManagerProcess: 414)</text:span> </text:p>
      <text:p text:style-name="P6"/>
      <text:p text:style-name="P15"><text:span text:style-name="T9">BlockedState</text:span> stores all processes (<text:span text:style-name="T9">PcbTable</text:span> indices) that are currently blocked. This can be implemented using a queue data structure. <text:span text:style-name="T5">(processManagerProcess: 415)</text:span><text:span text:style-name="T2"> </text:span></text:p>
      <text:p text:style-name="P6"/>
      <text:p text:style-name="P15">Finally, <text:span text:style-name="T9">RunningState</text:span> stores the PcbTable index of the currently running simulated process. <text:span text:style-name="T5">(processManagerProcess: 416)</text:span> </text:p>
      <text:p text:style-name="P15"/>
      <text:p text:style-name="P22">La estructura de la cola se encuentra en las l<text:span text:style-name="T16">íneas: 66-132</text:span></text:p>
      <text:p text:style-name="P8"/>
      <text:p text:style-name="P9">Process manager: Processing input commands</text:p>
      <text:p text:style-name="P8"><text:s/></text:p>
      <text:p text:style-name="P17">After creating the first process and initializing all its data structures, the process manager repeatedly receives and processes one command at a time from the commander process (read via the pipe). On receiving a <text:span text:style-name="T2">Q</text:span> command, the process manager executes the next instruction of the currently running simulated process, increments program counter value (except for <text:span text:style-name="T2">F</text:span> or <text:span text:style-name="T2">R</text:span> instructions), increments <text:span text:style-name="T11">T</text:span><text:span text:style-name="T9">ime</text:span>, and then performs scheduling. Note that scheduling may involve performing context switching. <text:span text:style-name="T28">(</text:span><text:span text:style-name="T5">processManagerProcess </text:span><text:span text:style-name="T6">lee la instrucci</text:span><text:span text:style-name="T23">ón en 444 y ejecuta 447-57</text:span><text:span text:style-name="T25">1</text:span><text:span text:style-name="T23"> acá ejecuta la instrucción que se encuentra en el pipe y luego planifica según sus estados de las colas ready, bloqued y running(tomando en cuenta los quantums usados en el proceso actual de la cpu)</text:span><text:span text:style-name="T28">)</text:span></text:p>
      <text:p text:style-name="Preformatted_20_Text"/>
      <text:p text:style-name="P4">On receiving a <text:span text:style-name="T2">U</text:span> command, the process manager moves the first simulated process in the blocked queue to the ready state queue array. On receiving a <text:span text:style-name="T2">P</text:span> command, the process manager spawns a new reporter process. On receiving a <text:span text:style-name="T2">T</text:span> command, the process manager first spawns a reporter process and then terminates after termination of the reporter process. The process manager ensures that no more than one reporter process <text:span text:style-name="T13">i</text:span>s running at any moment. </text:p>
      <text:p text:style-name="P25">(<text:span text:style-name="T5">processManagerProcess: </text:span><text:span text:style-name="T2">l</text:span><text:span text:style-name="T19">ínea 572-58</text:span><text:span text:style-name="T25">1</text:span><text:span text:style-name="T19"> desencola un proceso de la cola de bloqueados y lo encola en la cola ready, si es que existen procesos en la cola de bloqueados)</text:span></text:p>
      <text:p text:style-name="P4"/>
      <text:p text:style-name="P9">Process manager: Executing simulated processes</text:p>
      <text:p text:style-name="P8"><text:s/></text:p>
      <text:p text:style-name="P17">The process manager executes the next instruction of the currently running simulated process on receiving a <text:span text:style-name="T2">Q</text:span> command from the commander process. Note that this execution is completely confined to the <text:span text:style-name="T9">Cpu</text:span> data structure, <text:span text:style-name="T14">i</text:span>.e. <text:span text:style-name="T9">PcbTable</text:span> is not accessed. <text:span text:style-name="T28">(</text:span><text:span text:style-name="T5">processManagerProcess: </text:span><text:span text:style-name="T6">l</text:span><text:span text:style-name="T23">íneas 447-572, usan las funciones cpu2proc y proc2cpu para copiar la información del proceso de la cpu al proceso y viceversa</text:span><text:span text:style-name="T28">)</text:span></text:p>
      <text:p text:style-name="Preformatted_20_Text"/>
      <text:p text:style-name="P17">Instructions <text:span text:style-name="T2">S</text:span>, <text:span text:style-name="T2">A</text:span> and <text:span text:style-name="T2">D</text:span> update the integer value stored in <text:span text:style-name="T9">Cpu</text:span>. Instruction <text:span text:style-name="T2">B</text:span> moves the currently running simulated process to the blocked state and moves a process from the ready state to the running state. This will result in a context switch. Instruction <text:span text:style-name="T2">E</text:span> terminates the currently running simulated process, frees up all memory (e.g. programarray) associated with that process and updates the PcbTable. A simulated process from the ready state 1s moved to running state. This also results in a context switch. <text:span text:style-name="T28">(</text:span><text:span text:style-name="T5">processManagerProcess: </text:span><text:span text:style-name="T6">l</text:span><text:span text:style-name="T23">íneas 468-518, el context switch ocurre en las líneas 554-564 si es que el proceso usó todo su quantum)</text:span></text:p>
      <text:p text:style-name="Preformatted_20_Text"/>
      <text:p text:style-name="P17">Instruction <text:span text:style-name="T2">F</text:span> results in the creation of a new simulated process. A new entry is created in the <text:span text:style-name="T9">PcbTable</text:span> for this new simulated process. A new (unique) process id 1s assigned and the parent process id is process id of the parent simulated process. Start time is set to the current 7ime value and CPU time used so far is set to 0. The program array and integer value of the new simulated process are a copy of the program array and integer value of the parent simulated process. The <text:soft-page-break/>new simulated process has the same priority as the parent simulated process. The program counter value of the new simulated process is set to the instruction immediately after the <text:span text:style-name="T2">F</text:span> instruction, while the program counter value of the of the parent simulated process is set to n instructions after the next instruction (instruction immediately after <text:span text:style-name="T2">F</text:span>. The new simulated process is created in the ready state. <text:span text:style-name="T28">(</text:span><text:span text:style-name="T5">processManagerProcess: </text:span><text:span text:style-name="T6">l</text:span><text:span text:style-name="T23">íneas 497-508, se duplica el proceso actual con dup_proc, copiando casi todos sus atributos y se asigna estos atributos a un nuevo hijo, se encola este hijo en la cola ready y el padre avanza n instrucciones después su programcounter actual</text:span><text:span text:style-name="T28">)</text:span></text:p>
      <text:p text:style-name="Preformatted_20_Text"/>
      <text:p text:style-name="P17">Finally, the <text:span text:style-name="T2">R</text:span> instruction results in replacing the process image of the currently running simulated process. Its program array 1s overwritten by the code in file filename, program counter value is set to 0, and integer value is undefined. Note that all these changes are made only in the <text:span text:style-name="T9">Cpu</text:span> data structure. Process id, parent process id, start time, CPU time used so far, state, and priority remain unchanged. <text:span text:style-name="T28">(</text:span><text:span text:style-name="T5">processManagerProcess: </text:span><text:span text:style-name="T6">l</text:span><text:span text:style-name="T23">íneas 508-515, se reemplaza el programa en ejecución actual por el ingresado, se pone el program counter a 0 y el valor de la cpu a 0 y se debería copiar el nuevo programa al proceso actual, pero esto no se da y este es un error del programa main.c, la aclaración se presentó anteriormente)</text:span></text:p>
      <text:p text:style-name="Preformatted_20_Text"/>
      <text:p text:style-name="P9">Process manager: Scheduling</text:p>
      <text:p text:style-name="P8"><text:s/></text:p>
      <text:p text:style-name="P17">The process manager also implements a scheduling policy. You may experiment with a scheduling policy of multiple queues with priority classes. In this policy, the first simulated process (created by the process manager) starts with priority 0 (highest priority). There are a maximum of four priority classes. Time slice (quantum size) for priority class 0 is 1 unit of time; time slice for priority class 1 is 2 units of time; time slice for priority class 2 is 4 units of time; and time slice for priority class 3 is 8 units of time. If arunning process uses its time slice completely, it is preempted and its priority is lowered. If a running process blocks before its allocated quantum expires, its priority <text:span text:style-name="T13">i</text:span>s raised. <text:span text:style-name="T28">(</text:span><text:span text:style-name="T5">processManagerProcess: </text:span><text:span text:style-name="T6">l</text:span><text:span text:style-name="T23">íneas 522-</text:span><text:span text:style-name="T24">570, acá se planifica según los procesos presentes en las colas ready, bloqued y running y se copian los atributos del proceso de la cpu al proceso de mismo pid y vicebersa cuando se realicé el cambio de proceso, además se cambia la prioridad con set_next_priority cuando se le acabe el tiempo a algún proceso</text:span><text:span text:style-name="T28">)</text:span></text:p>
      <text:p text:style-name="Preformatted_20_Text"/>
      <text:p text:style-name="Preformatted_20_Text"><text:span text:style-name="T1">Process manager: Context Switching</text:span> </text:p>
      <text:p text:style-name="Preformatted_20_Text"/>
      <text:p text:style-name="P18">Context switching involves copying the state of the currently running simulated process from Cpu to PcbTable (unless this process has completed its execution), and copying the state of the newly scheduled simulated process from PcbTable to Cpu. <text:span text:style-name="T29">(</text:span><text:span text:style-name="T5">processManagerProcess: </text:span><text:span text:style-name="T7">l</text:span><text:span text:style-name="T24">íneas 551,558,561 acá se cambia el proceso actual en la cpu(si no hay procesos en la cpu se asigna uno) por otro proceso, guardando los datos del proceso anteriormente ejecutado</text:span><text:span text:style-name="T29">)</text:span></text:p>
      <text:p text:style-name="Preformatted_20_Text"/>
      <text:p text:style-name="Preformatted_20_Text"><text:span text:style-name="T1">Reporter Process</text:span> </text:p>
      <text:p text:style-name="Preformatted_20_Text"/>
      <text:p text:style-name="P4">The reporter process prints the current state of the system on the standard output and then terminates. The output from the reporter process appears as follows: <text:span text:style-name="T7">(funci</text:span><text:span text:style-name="T24">ón: reporterProcess, se usa en las líneas: 540, 591, 618 y su implementación se encuentra en las líneas 355-382)</text:span></text:p>
      <text:p text:style-name="Preformatted_20_Text"/>
      <text:p text:style-name="Preformatted_20_Text"/>
      <text:p text:style-name="Preformatted_20_Text"/>
      <text:p text:style-name="Preformatted_20_Text"/>
      <text:p text:style-name="Preformatted_20_Text">**************************************************************************</text:p>
      <text:p text:style-name="Preformatted_20_Text">The current system state 1s as follows: </text:p>
      <text:p text:style-name="Preformatted_20_Text">**************************************************************************</text:p>
      <text:p text:style-name="Preformatted_20_Text">CURRENT TIME: <text:span text:style-name="T9">time</text:span> </text:p>
      <text:p text:style-name="Preformatted_20_Text"/>
      <text:p text:style-name="Preformatted_20_Text">RUNNING PROCESS: </text:p>
      <text:p text:style-name="Preformatted_20_Text">pid, ppid, priority, value, start time, CPU time used so far </text:p>
      <text:p text:style-name="Preformatted_20_Text"><text:soft-page-break/></text:p>
      <text:p text:style-name="Preformatted_20_Text">BLOCKED PROCESSES: </text:p>
      <text:p text:style-name="Preformatted_20_Text">Queue of blocked processes: </text:p>
      <text:p text:style-name="Preformatted_20_Text">pid, ppid, priority, value, start time, CPU time used so far </text:p>
      <text:p text:style-name="Preformatted_20_Text">...</text:p>
      <text:p text:style-name="Preformatted_20_Text">pid, ppid, priority, value, start time, CPU time used so far </text:p>
      <text:p text:style-name="Preformatted_20_Text"/>
      <text:p text:style-name="Preformatted_20_Text">PROCESSES READY TO EXECUTE: </text:p>
      <text:p text:style-name="Preformatted_20_Text">Queue of processes with priority 0: </text:p>
      <text:p text:style-name="Preformatted_20_Text">pid, ppid, value, start time, CPU time used so far </text:p>
      <text:p text:style-name="Preformatted_20_Text">pid, ppid, value, start time, CPU time used so far </text:p>
      <text:p text:style-name="Preformatted_20_Text">...</text:p>
      <text:p text:style-name="Preformatted_20_Text">...</text:p>
      <text:p text:style-name="Preformatted_20_Text">Queue of processes with priority 3: </text:p>
      <text:p text:style-name="Preformatted_20_Text">pid, ppid, value, start time, CPU time used so far </text:p>
      <text:p text:style-name="Preformatted_20_Text">pid, ppid, value, start time, CPU time used so far </text:p>
      <text:p text:style-name="Preformatted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Mono" svg:font-family="'Droid Sans Mono', monospace, monospac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PE"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P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11T19:53:12.041555688</dc:date>
    <meta:editing-duration>PT1H18M14S</meta:editing-duration>
    <meta:editing-cycles>5</meta:editing-cycles>
    <meta:document-statistic meta:table-count="0" meta:image-count="0" meta:object-count="0" meta:page-count="5" meta:paragraph-count="97" meta:word-count="2201" meta:character-count="13863" meta:non-whitespace-character-count="11663"/>
  </office:meta>
</office:document-meta>
</file>